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Garamond Premr Pro" svg:font-family="'Garamond Premr Pr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fo:language="en" fo:country="US" officeooo:rsid="00832b89" officeooo:paragraph-rsid="00832b89"/>
    </style:style>
    <style:style style:name="P2" style:family="paragraph" style:parent-style-name="Standard">
      <style:text-properties fo:language="en" fo:country="US" officeooo:rsid="00106f63" officeooo:paragraph-rsid="00106f63"/>
    </style:style>
    <style:style style:name="P3" style:family="paragraph" style:parent-style-name="Subtitle">
      <style:text-properties fo:language="en" fo:country="US" officeooo:rsid="00832b89" officeooo:paragraph-rsid="00832b89"/>
    </style:style>
    <style:style style:name="P4" style:family="paragraph" style:parent-style-name="Standard">
      <style:text-properties style:font-name="Garamond Premr Pro" fo:language="en" fo:country="US" officeooo:rsid="00732722" officeooo:paragraph-rsid="00732722"/>
    </style:style>
    <style:style style:name="P5" style:family="paragraph" style:parent-style-name="Standard">
      <style:text-properties style:font-name="Garamond Premr Pro" fo:language="en" fo:country="US" officeooo:rsid="00855aea" officeooo:paragraph-rsid="00855aea"/>
    </style:style>
    <style:style style:name="T1" style:family="text">
      <style:text-properties officeooo:rsid="00843316"/>
    </style:style>
    <style:style style:name="T2" style:family="text">
      <style:text-properties officeooo:rsid="00847a88"/>
    </style:style>
    <style:style style:name="T3" style:family="text">
      <style:text-properties officeooo:rsid="00860b4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wer-play session</text:p>
      <text:p text:style-name="P2"/>
      <text:p text:style-name="P3">Finger sucking – Wax play – Dacryphilia</text:p>
      <text:p text:style-name="P2"/>
      <text:p text:style-name="P2"/>
      <text:p text:style-name="P2"/>
      <text:p text:style-name="P4"><text:tab/><text:span text:style-name="T1">My wife never has to insist too long for us to start this kind of ‘play’. Personally, I’ve never been much of a sadist, but I gotta have to say, watching my girl taking in in the ass doggy-style had something hypnotizing. I don’t know if it’s the little waves her ass cheeks make when she hilts herself to the base of my cock, or the red dots spawning all over them as the candle in my hand diminished in size.</text:span></text:p>
      <text:p text:style-name="P4"><text:tab/></text:p>
      <text:p text:style-name="P4"><text:tab/><text:span text:style-name="T1">Of course, there were her moans of pain, of course. They were so primal, so pure, I couldn’t resist her demands just for that. Sometimes they were muffled by my fingers, like today, as I had shoved them down her throat to keep her quiet. Usually I preferred to make her scream, but not <text:s/>today. Today, she needed to be put back in her place. I wanted her to cry.</text:span></text:p>
      <text:p text:style-name="P4"/>
      <text:p text:style-name="P4"><text:tab/><text:span text:style-name="T1">Her tears were my hidden guilty pleasure. As she rotated on her back to face me, I greedily licked her face like an animal, saving any droplet that came out of her bright eyes. She probably thought it was just part of the dom-play, but I never told her; she would probably find it weird. I mean, the candle stuff was already weird, and I did laugh when I discovered she liked that… Okay, maybe I’ll tell her someday. But I prefer when her tears are genuine.</text:span></text:p>
      <text:p text:style-name="P4"/>
      <text:p text:style-name="P4"><text:tab/><text:span text:style-name="T1">For now, I was perfectly content with dropping a few more droplets of wax around her pussy – accompanied by more muffled protestations. Slowly, I brought my hand higher and higher, making them land on her belly, her ribs, and finally, her breasts. My fingers popped out of her mouth at the first drop, followed by a loud scream of pain, showing how sensitive they were. </text:span><text:span text:style-name="T2">Her tears went down her cheeks in a torrent, which I helped myself with.</text:span></text:p>
      <text:p text:style-name="P4"/>
      <text:p text:style-name="P4"><text:tab/>‘<text:span text:style-name="T2">Wax’ was her only word. She didn’t like dirty talk that much, so most our sessions were filled with screams anyway. Hearing the safe word, I put the candle on the bedside table and helped her get up. I watched her, enamored, slowly cleaning her ass of my cum and her wax as her used my dirty T-shirt as a towel.</text:span></text:p>
      <text:p text:style-name="P4"/>
      <text:p text:style-name="P5">My hand lifted itself, landing on her sore ass cheeks. Yet another yelp escaped her lips, half-pain, half-surprise. I always loved taking her by surprise like this. Her pouty face at the end of each session was always worth it. And if she had ruined mascara <text:span text:style-name="T3">drooling on her face</text:span> after our ‘plays’? That was an excellent nigh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Garamond Premr Pro" svg:font-family="'Garamond Premr Pr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Calibri3" fo:font-family="Calibri" style:font-style-name="Normal" style:font-family-generic="swiss" style:font-pitch="variable" fo:font-size="13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color="#00588c" loext:opacity="100%" style:font-name="Calibri3" fo:font-family="Calibri" style:font-style-name="Normal"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00588c" loext:opacity="100%" style:font-name="Calibri3" fo:font-family="Calibri" style:font-style-name="Normal"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00588c" loext:opacity="100%" style:font-name="Calibri3" fo:font-family="Calibri" style:font-style-name="Normal" style:font-family-generic="swiss" style:font-pitch="variable"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00588c" loext:opacity="100%" style:font-name="Calibri2" fo:font-family="Calibri" style:font-style-name="Italique gras" style:font-family-generic="swiss" style:font-pitch="variable" fo:font-size="16pt" fo:font-style="italic" fo:font-weight="normal" officeooo:rsid="00106f63"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00588c" loext:opacity="100%" style:font-name="Calibri Light2" fo:font-family="'Calibri Light'" style:font-style-name="Normal" style:font-family-generic="swiss" style:font-pitch="variable" fo:font-size="14pt" fo:font-weight="2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00588c" loext:opacity="100%" style:font-name="Calibri Light1" fo:font-family="'Calibri Light'" style:font-style-name="Italique gras" style:font-family-generic="swiss" style:font-pitch="variable" fo:font-size="13pt" fo:font-style="italic" fo:font-weight="250"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00588c" loext:opacity="100%" style:font-name="Calibri" fo:font-family="Calibri" style:font-style-name="Gras" style:font-family-generic="swiss"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0588c" loext:opacity="1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00588c" loext:opacity="100%" style:font-name="Calibri1" fo:font-family="Calibri" style:font-style-name="Italique" style:font-family-generic="swiss" style:font-pitch="variable" fo:font-style="italic"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color="#00588c" loext:opacity="100%" style:font-name="Calibri Light2" fo:font-family="'Calibri Light'" style:font-style-name="Normal" style:font-family-generic="swiss" style:font-pitch="variable" fo:font-weight="250"/>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text-properties fo:color="#00588c" loext:opacity="100%" style:font-name="Calibri Light" fo:font-family="'Calibri Light'" style:font-style-name="Italique" style:font-family-generic="swiss" style:font-pitch="variable" fo:font-style="italic" fo:font-weight="25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T7H55M23S</meta:editing-duration>
    <meta:editing-cycles>130</meta:editing-cycles>
    <meta:generator>LibreOffice/25.2.4.3$Windows_X86_64 LibreOffice_project/33e196637044ead23f5c3226cde09b47731f7e27</meta:generator>
    <meta:creation-date>2025-10-01T20:13:15.605684600</meta:creation-date>
    <dc:title>Format de texte</dc:title>
    <dc:date>2025-10-05T18:44:56.554972700</dc:date>
    <meta:document-statistic meta:table-count="0" meta:image-count="0" meta:object-count="0" meta:page-count="1" meta:paragraph-count="9" meta:word-count="443" meta:character-count="2371" meta:non-whitespace-character-count="1926"/>
    <meta:template xlink:type="simple" xlink:actuate="onRequest" xlink:title="Format de texte" xlink:href="file:///C:/Users/Clément/AppData/Roaming/LibreOffice/4/user/template/Format%20de%20texte1.ott" meta:date="2025-10-01T20:13:15.261572600"/>
  </office:meta>
</office:document-meta>
</file>